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officeooo:rsid="001b38b2" officeooo:paragraph-rsid="001b38b2" style:font-size-asian="14pt" style:font-size-complex="14pt"/>
    </style:style>
    <style:style style:name="P2" style:family="paragraph" style:parent-style-name="Standard">
      <style:text-properties fo:color="#000000" officeooo:rsid="001b38b2" officeooo:paragraph-rsid="001b38b2"/>
    </style:style>
    <style:style style:name="P3" style:family="paragraph" style:parent-style-name="Standard">
      <style:text-properties fo:color="#000000" officeooo:rsid="001cefcb" officeooo:paragraph-rsid="001cefcb"/>
    </style:style>
    <style:style style:name="P4" style:family="paragraph" style:parent-style-name="Standard">
      <style:text-properties fo:color="#000000" fo:font-size="16pt" style:text-underline-style="solid" style:text-underline-width="auto" style:text-underline-color="font-color" officeooo:rsid="001d881b" officeooo:paragraph-rsid="001d881b" style:font-size-asian="16pt" style:font-size-complex="16pt"/>
    </style:style>
    <style:style style:name="P5" style:family="paragraph" style:parent-style-name="Standard">
      <style:text-properties fo:color="#000000" fo:font-size="12pt" style:text-underline-style="none" officeooo:rsid="001d881b" officeooo:paragraph-rsid="001d881b" style:font-size-asian="10.5pt" style:font-size-complex="12pt"/>
    </style:style>
    <style:style style:name="P6" style:family="paragraph" style:parent-style-name="Standard">
      <style:text-properties fo:color="#000000" fo:font-size="12pt" style:text-underline-style="none" officeooo:rsid="001f3091" officeooo:paragraph-rsid="001f3091" style:font-size-asian="10.5pt" style:font-size-complex="12pt"/>
    </style:style>
    <style:style style:name="P7" style:family="paragraph" style:parent-style-name="Standard">
      <style:text-properties fo:color="#000000" fo:font-size="12pt" style:text-underline-style="solid" style:text-underline-width="auto" style:text-underline-color="font-color" officeooo:rsid="001d881b" officeooo:paragraph-rsid="001d881b" style:font-size-asian="10.5pt" style:font-size-complex="12pt"/>
    </style:style>
    <style:style style:name="P8" style:family="paragraph" style:parent-style-name="Standard">
      <style:text-properties fo:color="#000000" fo:font-size="12pt" style:text-underline-style="solid" style:text-underline-width="auto" style:text-underline-color="font-color" fo:font-weight="normal" officeooo:rsid="001f3091" officeooo:paragraph-rsid="001f309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style:text-underline-style="solid" style:text-underline-width="auto" style:text-underline-color="font-color" officeooo:rsid="0027dfe9" officeooo:paragraph-rsid="0027dfe9" style:font-size-asian="12.25pt" style:font-size-complex="14pt"/>
    </style:style>
    <style:style style:name="P10" style:family="paragraph" style:parent-style-name="Standard">
      <style:text-properties fo:font-size="12pt" style:text-underline-style="solid" style:text-underline-width="auto" style:text-underline-color="font-color" officeooo:rsid="002439eb" officeooo:paragraph-rsid="002439eb" style:font-size-asian="10.5pt" style:font-size-complex="12pt"/>
    </style:style>
    <style:style style:name="P11" style:family="paragraph" style:parent-style-name="Standard">
      <style:text-properties fo:color="#ff3333" fo:font-size="12pt" style:text-underline-style="none" officeooo:rsid="001d881b" officeooo:paragraph-rsid="001d881b" style:font-size-asian="10.5pt" style:font-size-complex="12pt"/>
    </style:style>
    <style:style style:name="P12" style:family="paragraph" style:parent-style-name="Standard">
      <style:text-properties fo:color="#ff0000" fo:font-size="14pt" style:text-underline-style="solid" style:text-underline-width="auto" style:text-underline-color="font-color" officeooo:rsid="0027dfe9" officeooo:paragraph-rsid="0027dfe9" style:font-size-asian="12.25pt" style:font-size-complex="14pt"/>
    </style:style>
    <style:style style:name="P13" style:family="paragraph" style:parent-style-name="Standard">
      <style:text-properties fo:color="#cc0000" fo:font-size="16pt" style:text-underline-style="solid" style:text-underline-width="auto" style:text-underline-color="font-color" fo:font-weight="normal" officeooo:rsid="001f3091" officeooo:paragraph-rsid="001f3091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cc0000" fo:font-size="16pt" style:text-underline-style="none" fo:font-weight="normal" officeooo:rsid="001d881b" officeooo:paragraph-rsid="001d881b" style:font-size-asian="16pt" style:font-weight-asian="normal" style:font-size-complex="16pt" style:font-weight-complex="normal"/>
    </style:style>
    <style:style style:name="P15" style:family="paragraph" style:parent-style-name="Standard">
      <style:text-properties officeooo:paragraph-rsid="001f3091"/>
    </style:style>
    <style:style style:name="P16" style:family="paragraph" style:parent-style-name="Standard">
      <style:text-properties officeooo:rsid="00210fe3" officeooo:paragraph-rsid="00210fe3"/>
    </style:style>
    <style:style style:name="P17" style:family="paragraph" style:parent-style-name="Standard">
      <style:text-properties fo:font-size="16pt" style:text-underline-style="solid" style:text-underline-width="auto" style:text-underline-color="font-color" officeooo:rsid="002439eb" officeooo:paragraph-rsid="002439eb" style:font-size-asian="10.5pt" style:font-size-complex="12pt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P19" style:family="paragraph">
      <loext:graphic-properties draw:fill="none" draw:fill-color="#ffffff"/>
    </style:style>
    <style:style style:name="T1" style:family="text">
      <style:text-properties fo:color="#000000"/>
    </style:style>
    <style:style style:name="T2" style:family="text">
      <style:text-properties fo:color="#000000" fo:font-size="12pt" style:text-underline-style="none" style:font-size-asian="10.5pt" style:font-size-complex="12pt"/>
    </style:style>
    <style:style style:name="T3" style:family="text">
      <style:text-properties fo:color="#000000" fo:font-size="12pt" style:text-underline-style="none" officeooo:rsid="00210fe3" style:font-size-asian="10.5pt" style:font-size-complex="12pt"/>
    </style:style>
    <style:style style:name="T4" style:family="text">
      <style:text-properties fo:color="#000000" fo:font-size="12pt" style:text-underline-style="none" officeooo:rsid="001f3091" style:font-size-asian="10.5pt" style:font-size-complex="12pt"/>
    </style:style>
    <style:style style:name="T5" style:family="text">
      <style:text-properties fo:color="#000000" fo:font-size="12pt" style:text-underline-style="none" officeooo:rsid="0022f0f5" style:font-size-asian="10.5pt" style:font-size-complex="12pt"/>
    </style:style>
    <style:style style:name="T6" style:family="text">
      <style:text-properties fo:color="#000000" officeooo:rsid="0022f0f5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officeooo:rsid="00248d12"/>
    </style:style>
    <style:style style:name="T9" style:family="text">
      <style:text-properties officeooo:rsid="001d881b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f3091"/>
    </style:style>
    <style:style style:name="T12" style:family="text">
      <style:text-properties style:text-underline-style="none" officeooo:rsid="00248d12"/>
    </style:style>
    <style:style style:name="T13" style:family="text">
      <style:text-properties style:text-position="super 58%" style:text-underline-style="none"/>
    </style:style>
    <style:style style:name="T14" style:family="text">
      <style:text-properties fo:font-size="20pt" style:font-size-asian="20pt" style:font-size-complex="20pt"/>
    </style: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) Avènement du multimédia</text:p>
      <text:p text:style-name="P2">Révolutions industrielles du XIXe et XXe (électricité/informatique)</text:p>
      <text:p text:style-name="P2"><draw:frame text:anchor-type="paragraph" draw:z-index="0" draw:name="Forme1" draw:style-name="gr1" draw:text-style-name="P18" svg:width="3.07cm" svg:height="1.403cm" svg:x="0.589cm" svg:y="0.307cm"><draw:text-box><text:p><text:span text:style-name="T14">LE SON</text:span></text:p></draw:text-box></draw:frame><draw:frame text:anchor-type="paragraph" draw:z-index="1" draw:name="Forme1" draw:style-name="gr1" draw:text-style-name="P18" svg:width="3.07cm" svg:height="1.403cm" svg:x="6.172cm" svg:y="0.333cm"><draw:text-box><text:p><text:span text:style-name="T14">L’IMAGE</text:span></text:p></draw:text-box></draw:frame></text:p>
      <text:p text:style-name="P2"/>
      <text:p text:style-name="P2"><text:tab/></text:p>
      <text:p text:style-name="P2">- Disque : phonographe<text:tab/><text:tab/>- Cinéma</text:p>
      <text:p text:style-name="P2"><draw:frame text:anchor-type="paragraph" draw:z-index="2" draw:name="Forme2" draw:style-name="gr2" draw:text-style-name="P19" svg:width="4.525cm" svg:height="1.033cm" svg:x="0.166cm" svg:y="0.159cm"><draw:text-box><text:p>Vinyle &gt; Cassettes &gt; Baladeur Ultra Portable</text:p></draw:text-box></draw:frame><text:tab/><text:tab/><text:tab/><text:tab/><text:tab/>- TV</text:p>
      <text:p text:style-name="P2"><text:tab/><text:tab/><text:tab/><text:tab/><text:tab/>- Écran </text:p>
      <text:p text:style-name="P2"/>
      <text:p text:style-name="P3">Démocratisation son et image : frères Lumières, Edison, 1920 : Son et image au cinéma &gt; 3D effets spéciaux &gt; Années 60 TV &gt; <text:span text:style-name="T9">Écran</text:span> informatique et souris 1968</text:p>
      <text:p text:style-name="P3"/>
      <text:p text:style-name="P4">II. Evolution des moyens de diffusion</text:p>
      <text:p text:style-name="P14">A) Moyens physiques et mécaniques</text:p>
      <text:p text:style-name="P5">- Homme + Animal</text:p>
      <text:p text:style-name="P7">Inventions :</text:p>
      <text:p text:style-name="P5">- La navigation à voile</text:p>
      <text:p text:style-name="P7">Révolution industrielle du XIXe siècle</text:p>
      <text:p text:style-name="P7"><text:span text:style-name="T10">- Les moyens mécaniques : automobiles, trains, avions</text:span></text:p>
      <text:p text:style-name="P7"><text:span text:style-name="T10"/></text:p>
      <text:p text:style-name="P7"><text:span text:style-name="T10">Création de la poste royale au Moyen-Age 1464</text:span></text:p>
      <text:p text:style-name="P7"><text:span text:style-name="T10">Energie éolienne : bateaux</text:span></text:p>
      <text:p text:style-name="P7"><text:span text:style-name="T10">20</text:span><text:span text:style-name="T13">e</text:span><text:span text:style-name="T10"> siècle : Aviation et moteurs à explosion</text:span></text:p>
      <text:p text:style-name="P7"><text:span text:style-name="T10">→</text:span><text:span text:style-name="T11"> Distance, vitesse et capacités augmentent</text:span></text:p>
      <text:p text:style-name="P7"><text:span text:style-name="T11"/></text:p>
      <text:p text:style-name="P13"><text:span text:style-name="T10">B) Télécommunications</text:span></text:p>
      <text:p text:style-name="P8"><text:span text:style-name="T10">- Télégraphe<text:tab/><text:tab/><text:tab/>- Radio (1899-1901)<text:tab/><text:tab/>- Internet</text:span></text:p>
      <text:p text:style-name="P8"><text:span text:style-name="T10">- Téléphone Graham Bell (1876)<text:tab/><text:tab/>- Télévision<text:tab/><text:tab/><text:tab/>- Satellites</text:span></text:p>
      <text:p text:style-name="P11"/>
      <text:p text:style-name="P6">Individualisation de l’information</text:p>
      <text:p text:style-name="P6">Public de plus en plus large</text:p>
      <text:p text:style-name="P6">Communication de plus en plus rapide, dense</text:p>
      <text:p text:style-name="P6"/>
      <text:p text:style-name="P15"><text:span text:style-name="T4">=&gt; Communication instantanée et massive</text:span></text:p>
      <text:p text:style-name="P15"><text:span text:style-name="T3"/></text:p>
      <text:p text:style-name="P16"><text:span text:style-name="T2">INTERNET :</text:span></text:p>
      <text:p text:style-name="P16"><text:span text:style-name="T2">- Fin 1960 : Origine militaire USA </text:span><text:span text:style-name="T5">ARPANET</text:span></text:p>
      <text:p text:style-name="P16"><text:span text:style-name="T5">- 1989/1990 : WWW</text:span></text:p>
      <text:p text:style-name="P16"><text:span text:style-name="T5">- +90 % Population connectée</text:span></text:p>
      <text:p text:style-name="P16"><text:span text:style-name="T5">- Média total : communication de masse, personnelle, interactivité</text:span></text:p>
      <text:p text:style-name="P16"><text:span text:style-name="T5"/></text:p>
      <text:p text:style-name="P17"><text:span text:style-name="T6">I</text:span><text:span text:style-name="T1">II. Enjeux</text:span></text:p>
      <text:p text:style-name="P10"><text:span text:style-name="T7">Différents enjeux :</text:span></text:p>
      <text:p text:style-name="P10"><text:span text:style-name="T7">- Enjeux informatif</text:span></text:p>
      <text:p text:style-name="P10"><text:span text:style-name="T7">- Enjeu identitaire</text:span></text:p>
      <text:p text:style-name="P10"><text:span text:style-name="T7">- Enjeu d’influence</text:span></text:p>
      <text:p text:style-name="P10"><text:span text:style-name="T7">- Enjeu relationnel</text:span></text:p>
      <text:p text:style-name="P10"><text:span text:style-name="T7"/></text:p>
      <text:p text:style-name="P10"><text:span text:style-name="T7">XXe siècle : Communication de masse</text:span></text:p>
      <text:p text:style-name="P10"><text:span text:style-name="T7">→ Facteurs techniques</text:span></text:p>
      <text:p text:style-name="P10"><text:span text:style-name="T7">→ Facteurs économiques (pub)<text:tab/>→ Facteurs politiques (</text:span><text:span text:style-name="T8">propagande)</text:span></text:p>
      <text:p text:style-name="P12"><text:soft-page-break/><text:span text:style-name="T12">B</text:span><text:span text:style-name="T10">) Les débats</text:span></text:p>
      <text:p text:style-name="P9"><text:span text:style-name="T10">- Homogénéisation des cultures</text:span></text:p>
      <text:p text:style-name="P9"><text:span text:style-name="T10">- Conscience collective</text:span></text:p>
      <text:p text:style-name="P9"><text:span text:style-name="T10">- Individualisation des outils</text:span></text:p>
      <text:p text:style-name="P9"><text:span text:style-name="T10">- Multiplication des informations</text:span></text:p>
      <text:p text:style-name="P9"><text:span text:style-name="T10">- Rapport au temps et à l’espace</text:span></text:p>
      <text:p text:style-name="P9"><text:span text:style-name="T10">- Société d’information/société démocratique : idéal de liberté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8:42:11.999795337</meta:creation-date>
    <dc:date>2017-09-27T10:23:59.514214030</dc:date>
    <meta:editing-duration>PT29M5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246" meta:character-count="1559" meta:non-whitespace-character-count="1339"/>
  </office:meta>
</office:document-meta>
</file>